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ubtitle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Heading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T13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Assignment 3 2INCO</text:span></text:p>
      <text:p text:style-name="P3">Robert Jong-A-Lock 0726356</text:p>
      <text:p text:style-name="P4">Tom Buskens 1378120</text:p>
      <text:p text:style-name="P5">October<text:s/>14, 2018</text:p>
      <text:list text:style-name="LFO1" text:continue-numbering="true">
        <text:list-item>
          <text:p text:style-name="P6">Overview</text:p>
        </text:list-item>
      </text:list>
      <text:p text:style-name="Standard">There were 2 main challenges while writing this program:</text:p>
      <text:list text:style-name="LFO2" text:continue-numbering="true">
        <text:list-item>
          <text:list>
            <text:list-item>
              <text:p text:style-name="P7">Items are produced at random but should be stored in the buffer sequentially</text:p>
            </text:list-item>
            <text:list-item>
              <text:p text:style-name="P8">Consumer picks items from buffer as queued, buffer is a FIFO.</text:p>
            </text:list-item>
            <text:list-item>
              <text:p text:style-name="P9">Multiple threads can access the buffer, produces as well as consumers so buffer access should be protected with mutex and condition variable(s).</text:p>
            </text:list-item>
            <text:list-item>
              <text:p text:style-name="P10">Producer and consumer sleep for random amounts of time.</text:p>
            </text:list-item>
          </text:list>
        </text:list-item>
      </text:list>
      <text:p text:style-name="Standard"/>
      <text:p text:style-name="Standard">Two<text:s/>“types”<text:s/>of threads are started, one is for the<text:s/>producers and one is for the consumers. Each thread type blocks and signals on a different condition variable. The producer thread blocks on the consumed variable and signals to the produced variable. The consumer thread blocks on produced and signals to consumed.<text:s/>The buffer is protected by a mutex.<text:s/>Two progress variables are maintained to manage the buffer. The<text:s/><text:span text:style-name="T11">pos</text:span><text:s/>variable keeps the position of the<text:s/>last written<text:s/>element in the buffer and the<text:s/><text:span text:style-name="T12">next</text:span><text:s/>variable maintains the next expected value in the buffer.<text:s/>Both the buffer and the last written element are initialized to -1 signifying an empty buffer. The<text:s/><text:span text:style-name="T13">next</text:span><text:s/>variable is set to 0 on init since this is the first<text:s/>item<text:s/>expected.</text:p>
      <text:p text:style-name="Standard"/>
      <text:p text:style-name="Standard">Since the consumer cannot know which producer is next it upon clearing the entire buffer it sends sigall to the producers which will then check who has the next item.<text:s/>However,<text:s/>the producer sends a signal, not a sigall because the consumer always consumes an item from the lowest index in the buffer (index [0]) even if there are multiple consumers a signal will still work because any consumer will take<text:s/>its<text:s/>item from index 0 and produce an output. There is no possibility that it<text:s/>(consumer)<text:s/>cannot proceed because it’s not its turn yet like is the case with producers.<text:s/>After a producer has placed an item in the buffer it also signals (via cond_broadcast) if there is still space left.</text:p>
      <text:p text:style-name="Standard"/>
      <text:p text:style-name="Standard">The get next item function is baised towards lower item values which ensures that the producers will always have a next in sequence item to put in the buffer. The current implementation deadlocks if all producers receive an item<text:s/>which<text:s/>is not possible to put in the buff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.</meta:initial-creator>
    <dc:creator>Robert .</dc:creator>
    <meta:creation-date>2018-10-14T15:31:00Z</meta:creation-date>
    <dc:date>2018-10-14T20:08:00Z</dc:date>
    <meta:template xlink:href="Normal.dotm" xlink:type="simple"/>
    <meta:editing-cycles>6</meta:editing-cycles>
    <meta:editing-duration>PT16500S</meta:editing-duration>
    <meta:document-statistic meta:page-count="1" meta:paragraph-count="4" meta:word-count="326" meta:character-count="2181" meta:row-count="15" meta:non-whitespace-character-count="1859"/>
  </office:meta>
</office:document-meta>
</file>